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: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:10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:45hs</text:p>
          </table:table-cell>
        </table:table-row>
        <table:table-row table:style-name="ro5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:30hs</text:p>
          </table:table-cell>
          <table:table-cell office:value-type="string">
            <text:p>2:15hs</text:p>
          </table:table-cell>
        </table:table-row>
        <table:table-row table:style-name="ro5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:50hs</text:p>
          </table:table-cell>
        </table:table-row>
        <table:table-row table:style-name="ro5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:20hs</text:p>
          </table:table-cell>
        </table:table-row>
        <table:table-row table:style-name="ro2">
          <table:table-cell table:number-columns-repeated="4"/>
          <table:table-cell office:value-type="string">
            <text:p>5:10hs</text:p>
          </table:table-cell>
        </table:table-row>
        <table:table-row table:style-name="ro2" table:number-rows-repeated="10485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5-06T10:35:35</dc:date>
    <meta:editing-duration>PT17H30M38S</meta:editing-duration>
    <meta:editing-cycles>26</meta:editing-cycles>
    <meta:generator>LibreOffice/3.5$Linux_x86 LibreOffice_project/350m1$Build-2</meta:generator>
    <meta:document-statistic meta:table-count="3" meta:cell-count="132" meta:object-count="0"/>
  </office:meta>
</office:document-meta>
</file>